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20pt" fo:font-weight="bold" officeooo:rsid="00187b03" officeooo:paragraph-rsid="00187b03" style:font-size-asian="20pt" style:font-weight-asian="bold" style:font-size-complex="20pt" style:font-weight-complex="bold"/>
    </style:style>
    <style:style style:name="P2" style:family="paragraph" style:parent-style-name="Standard">
      <style:text-properties fo:font-size="14pt" officeooo:rsid="00187b03" officeooo:paragraph-rsid="00187b03" style:font-size-asian="12.25pt" style:font-size-complex="14pt"/>
    </style:style>
    <style:style style:name="P3" style:family="paragraph" style:parent-style-name="Standard">
      <style:text-properties fo:font-size="12pt" officeooo:rsid="00187b03" officeooo:paragraph-rsid="00187b03" style:font-size-asian="12pt" style:font-size-complex="12pt"/>
    </style:style>
    <style:style style:name="P4" style:family="paragraph" style:parent-style-name="Standard">
      <style:text-properties fo:font-size="12pt" officeooo:rsid="001f93ae" officeooo:paragraph-rsid="001f93ae" style:font-size-asian="12pt" style:font-size-complex="12pt"/>
    </style:style>
    <style:style style:name="P5" style:family="paragraph" style:parent-style-name="Standard">
      <style:text-properties fo:font-size="12pt" officeooo:rsid="001f93ae" officeooo:paragraph-rsid="002077e5" style:font-size-asian="12pt" style:font-size-complex="12pt"/>
    </style:style>
    <style:style style:name="P6" style:family="paragraph" style:parent-style-name="Standard">
      <style:text-properties fo:font-size="12pt" style:text-underline-style="solid" style:text-underline-width="auto" style:text-underline-color="font-color" fo:font-weight="bold" officeooo:rsid="00187b03" officeooo:paragraph-rsid="00187b03" style:font-size-asian="12pt" style:font-weight-asian="bold" style:font-size-complex="12pt" style:font-weight-complex="bold"/>
    </style:style>
    <style:style style:name="P7" style:family="paragraph" style:parent-style-name="Standard">
      <style:text-properties fo:font-size="12pt" style:text-underline-style="none" fo:font-weight="normal" officeooo:rsid="00187b03" officeooo:paragraph-rsid="00187b03" style:font-size-asian="12pt" style:font-weight-asian="normal" style:font-size-complex="12pt" style:font-weight-complex="normal"/>
    </style:style>
    <style:style style:name="P8" style:family="paragraph" style:parent-style-name="Standard">
      <style:text-properties fo:font-size="12pt" style:text-underline-style="none" fo:font-weight="normal" officeooo:rsid="0019c140" officeooo:paragraph-rsid="0019c140" style:font-size-asian="12pt" style:font-weight-asian="normal" style:font-size-complex="12pt" style:font-weight-complex="normal"/>
    </style:style>
    <style:style style:name="P9" style:family="paragraph" style:parent-style-name="Standard">
      <style:text-properties fo:font-size="12pt" style:text-underline-style="none" fo:font-weight="normal" officeooo:rsid="001cefcc" officeooo:paragraph-rsid="001cefcc" style:font-size-asian="12pt" style:font-weight-asian="normal" style:font-size-complex="12pt" style:font-weight-complex="normal"/>
    </style:style>
    <style:style style:name="T1" style:family="text">
      <style:text-properties fo:font-size="24pt" style:font-size-asian="21pt" style:font-size-complex="24pt"/>
    </style:style>
    <style:style style:name="T2" style:family="text">
      <style:text-properties officeooo:rsid="001b1677"/>
    </style:style>
    <style:style style:name="T3" style:family="text">
      <style:text-properties officeooo:rsid="001cefcc"/>
    </style:style>
    <style:style style:name="T4" style:family="text">
      <style:text-properties officeooo:rsid="001dab37"/>
    </style:style>
    <style:style style:name="T5" style:family="text">
      <style:text-properties officeooo:rsid="002077e5"/>
    </style:style>
    <style:style style:name="T6" style:family="text">
      <style:text-properties officeooo:rsid="00216a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4 – <text:span text:style-name="T1">Software</text:span> Cost Estimation</text:p>
      <text:p text:style-name="P2">Matthew Gaffney – 201426931</text:p>
      <text:p text:style-name="P3"/>
      <text:p text:style-name="P6">Introduction</text:p>
      <text:p text:style-name="P3">a short overview of the datasets you decided to use and the attributes you decided to include or ignore and why  (6 marks)</text:p>
      <text:p text:style-name="P3"/>
      <text:p text:style-name="P4">Three data sets were used, albrecht, china and miyazaki94. These three were choosen over the others because they had a large amount of numerical attributes and because there was an easily identifiable metric for the effort required of the project <text:span text:style-name="T5">(others may have had one, but the information about the attributes was limited and it was often hard to tell what they represented)</text:span>. </text:p>
      <text:p text:style-name="P4"/>
      <text:p text:style-name="P5">Albrecht was composed of all numerical attributes, all of which were <text:span text:style-name="T5">used to calculate the effort, with the obvious exception of the effort variable. This data set was however relatively small, which will be discussed further later in the report. <text:s/>China was also entirely numeric. The ‘ID’ attribute was not included in the regression, as this would be completely independent of the effort. ‘N_effort’ was also removed as it was often the same value as effort, and so was assumed to be a similar metric as ‘Effort. <text:s/>M</text:span>iyazaki94 <text:span text:style-name="T6">was mostly numeric, with the exception of the ‘ID’ attribute, this however was going to be removed anyway, as it is again irrelevant to the effort - in this case the ‘MM’(Man Months) attribute. </text:span></text:p>
      <text:p text:style-name="P6">Implementation Details</text:p>
      <text:p text:style-name="P7">including which framework you elected to use, what key components you needed to develop and what other information you needed to provide</text:p>
      <text:p text:style-name="P7"/>
      <text:p text:style-name="P8">algorithms </text:p>
      <text:p text:style-name="P9">varOr – the offspring are each generated from either crossover or mutation, not both. </text:p>
      <text:p text:style-name="P9">VarAnd – The probabilities of crossover and mutation are independent, so both can be applied</text:p>
      <text:p text:style-name="P9"/>
      <text:p text:style-name="P9">eaSimple - <text:s/><text:span text:style-name="T4">VarAnd, new population is only offspring</text:span></text:p>
      <text:p text:style-name="P8"/>
      <text:p text:style-name="P8">eaMuCommaLambda – varOr, mu individuals selected for next generation, only these are used to breed the rest of the generation.</text:p>
      <text:p text:style-name="P8"/>
      <text:p text:style-name="P8">EaGenerateUpdate – <text:span text:style-name="T2">toolbox.generate then toolbox.update to make new generation. Flexible but not required. </text:span></text:p>
      <text:p text:style-name="P8"/>
      <text:p text:style-name="P8"><text:bookmark-start text:name="__DdeLink__461_1723618928"/><text:bookmark-start text:name="__DdeLink__463_1723618928"/>EaMuPlusLambda<text:bookmark-end text:name="__DdeLink__461_1723618928"/><text:bookmark-end text:name="__DdeLink__463_1723618928"/> – <text:span text:style-name="T3">varOr to generate offspring, population then selected from offspring and previous population </text:span></text:p>
      <text:p text:style-name="P7"/>
      <text:p text:style-name="P6">Results</text:p>
      <text:p text:style-name="P7">what functions were evolved for the various datasets, how appropriate they are, and how effective these were (e.g. using a train/test split and cross validation)</text:p>
      <text:p text:style-name="P7"/>
      <text:p text:style-name="P6">Evaluation of Methods</text:p>
      <text:p text:style-name="P7">observations, insights and explanations. An important point here is to consider not just approaches such as linear regression or the other machine learning techniques mentioned, but also standard baseline measures such as the mean effort value. (8 ma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1:35:08.998635165</meta:creation-date>
    <dc:date>2018-11-23T17:05:58.664753262</dc:date>
    <meta:editing-duration>PT25M13S</meta:editing-duration>
    <meta:editing-cycles>3</meta:editing-cycles>
    <meta:generator>LibreOffice/6.0.6.2$Linux_X86_64 LibreOffice_project/00m0$Build-2</meta:generator>
    <meta:document-statistic meta:table-count="0" meta:image-count="0" meta:object-count="0" meta:page-count="1" meta:paragraph-count="19" meta:word-count="388" meta:character-count="2486" meta:non-whitespace-character-count="2100"/>
  </office:meta>
</office:document-meta>
</file>